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9:31:36.073068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4T19:41:41.547661208</dc:date>
    <meta:editing-duration>P8DT18H43M22S</meta:editing-duration>
    <meta:editing-cycles>56</meta:editing-cycles>
    <meta:generator>LibreOffice/6.4.7.2$Linux_X86_64 LibreOffice_project/40$Build-2</meta:generator>
    <dc:creator>Pepe </dc:creator>
    <meta:document-statistic meta:table-count="7" meta:cell-count="6016" meta:object-count="0"/>
  </office:meta>
</office:document-meta>
</file>